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2" manifest:media-type="application/x-openoffice-gdimetafile;windows_formatname=&quot;GDIMetaFile&quot;"/>
  <manifest:file-entry manifest:full-path="Thumbnails/thumbnail.png" manifest:media-type="image/png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1.7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>
      <style:text-properties fo:color="#00ccff"/>
    </style:style>
    <style:style style:name="ce3" style:family="table-cell" style:parent-style-name="Default" style:data-style-name="N2">
      <style:text-properties fo:color="#00ccff"/>
    </style:style>
    <style:style style:name="ce4" style:family="table-cell" style:parent-style-name="Default">
      <style:text-properties fo:color="#ff3300"/>
    </style:style>
    <style:style style:name="ce5" style:family="table-cell" style:parent-style-name="Default" style:data-style-name="N2">
      <style:text-properties fo:color="#ff33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List1" table:style-name="ta1">
        <table:shapes>
          <draw:frame draw:z-index="0" draw:style-name="gr1" draw:text-style-name="P1" svg:width="269.67mm" svg:height="95.68mm" svg:x="0.25mm" svg:y="80.63mm">
            <loext:p draw:notify-on-update-of-ranges="List1.A3:List1.A17 List1.A3:List1.A17 List1.M2:List1.M2 List1.B3:List1.B1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2" table:default-cell-style-name="ce2"/>
        <table:table-column table:style-name="co1" table:default-cell-style-name="ce3"/>
        <table:table-column table:style-name="co1" table:number-columns-repeated="7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t [K]</text:p>
          </table:table-cell>
          <table:table-cell office:value-type="string" calcext:value-type="string">
            <text:p>Ut [mV]</text:p>
          </table:table-cell>
          <table:table-cell table:style-name="Default"/>
          <table:table-cell office:value-type="string" calcext:value-type="string">
            <text:p>Mosaz</text:p>
          </table:table-cell>
          <table:table-cell/>
          <table:table-cell table:style-name="ce2" office:value-type="string" calcext:value-type="string">
            <text:p>t [°C]</text:p>
          </table:table-cell>
          <table:table-cell table:style-name="ce4" office:value-type="string" calcext:value-type="string">
            <text:p>Hliník</text:p>
          </table:table-cell>
          <table:table-cell table:style-name="ce4"/>
          <table:table-cell table:style-name="ce4" office:value-type="string" calcext:value-type="string">
            <text:p>t [°C]</text:p>
          </table:table-cell>
          <table:table-cell office:value-type="string" calcext:value-type="string">
            <text:p>Měď</text:p>
          </table:table-cell>
          <table:table-cell/>
          <table:table-cell office:value-type="string" calcext:value-type="string">
            <text:p>t [°C]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[min]</text:p>
          </table:table-cell>
          <table:table-cell office:value-type="string" calcext:value-type="string">
            <text:p>[mV]</text:p>
          </table:table-cell>
          <table:table-cell table:style-name="ce2"/>
          <table:table-cell table:style-name="ce4" office:value-type="string" calcext:value-type="string">
            <text:p>[min]</text:p>
          </table:table-cell>
          <table:table-cell table:style-name="ce4" office:value-type="string" calcext:value-type="string">
            <text:p>[mV]</text:p>
          </table:table-cell>
          <table:table-cell table:style-name="ce4"/>
          <table:table-cell office:value-type="string" calcext:value-type="string">
            <text:p>[min]</text:p>
          </table:table-cell>
          <table:table-cell office:value-type="string" calcext:value-type="string">
            <text:p>[mV]</text:p>
          </table:table-cell>
          <table:table-cell/>
          <table:table-cell office:value-type="string" calcext:value-type="string">
            <text:p>Kalibrační křivka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,0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3" calcext:value-type="float">
            <text:p>0,63</text:p>
          </table:table-cell>
          <table:table-cell table:formula="of:=([.E3]+0.001047619)/0.0517142857" office:value-type="float" office:value="12.2025782713267" calcext:value-type="float">
            <text:p>12,2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48" calcext:value-type="float">
            <text:p>0,48</text:p>
          </table:table-cell>
          <table:table-cell table:style-name="ce5" table:formula="of:=([.H3]+0.001047619)/0.0517142857" office:value-type="float" office:value="9.30202578433758" calcext:value-type="float">
            <text:p>9,30</text:p>
          </table:table-cell>
          <table:table-cell office:value-type="float" office:value="1" calcext:value-type="float">
            <text:p>1</text:p>
          </table:table-cell>
          <table:table-cell office:value-type="float" office:value="0.39" calcext:value-type="float">
            <text:p>0,39</text:p>
          </table:table-cell>
          <table:table-cell table:style-name="ce1" table:formula="of:=([.K3]+0.001047619)/0.0517142857" office:value-type="float" office:value="7.56169429214411" calcext:value-type="float">
            <text:p>7,5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8" calcext:value-type="float">
            <text:p>0,0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56" calcext:value-type="float">
            <text:p>0,56</text:p>
          </table:table-cell>
          <table:table-cell table:formula="of:=([.E4]+0.001047619)/0.0517142857" office:value-type="float" office:value="10.8489871107318" calcext:value-type="float">
            <text:p>10,8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.44" calcext:value-type="float">
            <text:p>0,44</text:p>
          </table:table-cell>
          <table:table-cell table:style-name="ce5" table:formula="of:=([.H4]+0.001047619)/0.0517142857" office:value-type="float" office:value="8.52854512114048" calcext:value-type="float">
            <text:p>8,53</text:p>
          </table:table-cell>
          <table:table-cell office:value-type="float" office:value="2" calcext:value-type="float">
            <text:p>2</text:p>
          </table:table-cell>
          <table:table-cell office:value-type="float" office:value="0.37" calcext:value-type="float">
            <text:p>0,37</text:p>
          </table:table-cell>
          <table:table-cell table:style-name="ce1" table:formula="of:=([.K4]+0.001047619)/0.0517142857" office:value-type="float" office:value="7.17495396054557" calcext:value-type="float">
            <text:p>7,17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6" calcext:value-type="float">
            <text:p>0,1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52" calcext:value-type="float">
            <text:p>0,52</text:p>
          </table:table-cell>
          <table:table-cell table:formula="of:=([.E5]+0.001047619)/0.0517142857" office:value-type="float" office:value="10.0755064475347" calcext:value-type="float">
            <text:p>10,0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.41" calcext:value-type="float">
            <text:p>0,41</text:p>
          </table:table-cell>
          <table:table-cell table:style-name="ce5" table:formula="of:=([.H5]+0.001047619)/0.0517142857" office:value-type="float" office:value="7.94843462374266" calcext:value-type="float">
            <text:p>7,95</text:p>
          </table:table-cell>
          <table:table-cell office:value-type="float" office:value="3" calcext:value-type="float">
            <text:p>3</text:p>
          </table:table-cell>
          <table:table-cell office:value-type="float" office:value="0.36" calcext:value-type="float">
            <text:p>0,36</text:p>
          </table:table-cell>
          <table:table-cell table:style-name="ce1" table:formula="of:=([.K5]+0.001047619)/0.0517142857" office:value-type="float" office:value="6.98158379474629" calcext:value-type="float">
            <text:p>6,98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48" calcext:value-type="float">
            <text:p>0,48</text:p>
          </table:table-cell>
          <table:table-cell table:formula="of:=([.E6]+0.001047619)/0.0517142857" office:value-type="float" office:value="9.30202578433758" calcext:value-type="float">
            <text:p>9,3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0.4" calcext:value-type="float">
            <text:p>0,4</text:p>
          </table:table-cell>
          <table:table-cell table:style-name="ce5" table:formula="of:=([.H6]+0.001047619)/0.0517142857" office:value-type="float" office:value="7.75506445794339" calcext:value-type="float">
            <text:p>7,76</text:p>
          </table:table-cell>
          <table:table-cell office:value-type="float" office:value="4" calcext:value-type="float">
            <text:p>4</text:p>
          </table:table-cell>
          <table:table-cell office:value-type="float" office:value="0.35" calcext:value-type="float">
            <text:p>0,35</text:p>
          </table:table-cell>
          <table:table-cell table:style-name="ce1" table:formula="of:=([.K6]+0.001047619)/0.0517142857" office:value-type="float" office:value="6.78821362894702" calcext:value-type="float">
            <text:p>6,79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7" calcext:value-type="float">
            <text:p>0,2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47" calcext:value-type="float">
            <text:p>0,47</text:p>
          </table:table-cell>
          <table:table-cell table:formula="of:=([.E7]+0.001047619)/0.0517142857" office:value-type="float" office:value="9.1086556185383" calcext:value-type="float">
            <text:p>9,1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.39" calcext:value-type="float">
            <text:p>0,39</text:p>
          </table:table-cell>
          <table:table-cell table:style-name="ce5" table:formula="of:=([.H7]+0.001047619)/0.0517142857" office:value-type="float" office:value="7.56169429214411" calcext:value-type="float">
            <text:p>7,56</text:p>
          </table:table-cell>
          <table:table-cell office:value-type="float" office:value="5" calcext:value-type="float">
            <text:p>5</text:p>
          </table:table-cell>
          <table:table-cell office:value-type="float" office:value="0.35" calcext:value-type="float">
            <text:p>0,35</text:p>
          </table:table-cell>
          <table:table-cell table:style-name="ce1" table:formula="of:=([.K7]+0.001047619)/0.0517142857" office:value-type="float" office:value="6.78821362894702" calcext:value-type="float">
            <text:p>6,79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1" calcext:value-type="float">
            <text:p>0,3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45" calcext:value-type="float">
            <text:p>0,45</text:p>
          </table:table-cell>
          <table:table-cell table:formula="of:=([.E8]+0.001047619)/0.0517142857" office:value-type="float" office:value="8.72191528693976" calcext:value-type="float">
            <text:p>8,72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0.39" calcext:value-type="float">
            <text:p>0,39</text:p>
          </table:table-cell>
          <table:table-cell table:style-name="ce5" table:formula="of:=([.H8]+0.001047619)/0.0517142857" office:value-type="float" office:value="7.56169429214411" calcext:value-type="float">
            <text:p>7,56</text:p>
          </table:table-cell>
          <table:table-cell office:value-type="float" office:value="6" calcext:value-type="float">
            <text:p>6</text:p>
          </table:table-cell>
          <table:table-cell office:value-type="float" office:value="0.34" calcext:value-type="float">
            <text:p>0,34</text:p>
          </table:table-cell>
          <table:table-cell table:style-name="ce1" table:formula="of:=([.K8]+0.001047619)/0.0517142857" office:value-type="float" office:value="6.59484346314775" calcext:value-type="float">
            <text:p>6,59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7" calcext:value-type="float">
            <text:p>0,3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47" calcext:value-type="float">
            <text:p>0,47</text:p>
          </table:table-cell>
          <table:table-cell table:formula="of:=([.E9]+0.001047619)/0.0517142857" office:value-type="float" office:value="9.1086556185383" calcext:value-type="float">
            <text:p>9,1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.39" calcext:value-type="float">
            <text:p>0,39</text:p>
          </table:table-cell>
          <table:table-cell table:style-name="ce5" table:formula="of:=([.H9]+0.001047619)/0.0517142857" office:value-type="float" office:value="7.56169429214411" calcext:value-type="float">
            <text:p>7,56</text:p>
          </table:table-cell>
          <table:table-cell office:value-type="float" office:value="7" calcext:value-type="float">
            <text:p>7</text:p>
          </table:table-cell>
          <table:table-cell office:value-type="float" office:value="0.34" calcext:value-type="float">
            <text:p>0,34</text:p>
          </table:table-cell>
          <table:table-cell table:style-name="ce1" table:formula="of:=([.K9]+0.001047619)/0.0517142857" office:value-type="float" office:value="6.59484346314775" calcext:value-type="float">
            <text:p>6,59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1" calcext:value-type="float">
            <text:p>0,4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47" calcext:value-type="float">
            <text:p>0,47</text:p>
          </table:table-cell>
          <table:table-cell table:formula="of:=([.E10]+0.001047619)/0.0517142857" office:value-type="float" office:value="9.1086556185383" calcext:value-type="float">
            <text:p>9,1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0.34" calcext:value-type="float">
            <text:p>0,34</text:p>
          </table:table-cell>
          <table:table-cell table:style-name="ce1" table:formula="of:=([.K10]+0.001047619)/0.0517142857" office:value-type="float" office:value="6.59484346314775" calcext:value-type="float">
            <text:p>6,59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7" calcext:value-type="float">
            <text:p>0,4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49" calcext:value-type="float">
            <text:p>0,49</text:p>
          </table:table-cell>
          <table:table-cell table:formula="of:=([.E11]+0.001047619)/0.0517142857" office:value-type="float" office:value="9.49539595013685" calcext:value-type="float">
            <text:p>9,50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3" calcext:value-type="float">
            <text:p>0,5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table:formula="of:=([.E12]+0.001047619)/0.0517142857" office:value-type="float" office:value="9.68876611593612" calcext:value-type="float">
            <text:p>9,69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57" calcext:value-type="float">
            <text:p>0,5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5" calcext:value-type="float">
            <text:p>0,5</text:p>
          </table:table-cell>
          <table:table-cell table:formula="of:=([.E13]+0.001047619)/0.0517142857" office:value-type="float" office:value="9.68876611593612" calcext:value-type="float">
            <text:p>9,69</text:p>
          </table:table-cell>
          <table:table-cell table:number-columns-repeated="6"/>
          <table:table-cell office:value-type="string" calcext:value-type="string">
            <text:p>Mosaz</text:p>
          </table:table-cell>
          <table:table-cell table:style-name="ce1" table:formula="of:=(3*0.3*(100*10^-3))/((((PI()*(10*10^-3)^2)/4))*9.69)" office:value-type="float" office:value="118.257542854659" calcext:value-type="float">
            <text:p>118,26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62" calcext:value-type="float">
            <text:p>0,6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,5</text:p>
          </table:table-cell>
          <table:table-cell table:formula="of:=([.E14]+0.001047619)/0.0517142857" office:value-type="float" office:value="9.68876611593612" calcext:value-type="float">
            <text:p>9,69</text:p>
          </table:table-cell>
          <table:table-cell table:number-columns-repeated="6"/>
          <table:table-cell office:value-type="string" calcext:value-type="string">
            <text:p>Hliník</text:p>
          </table:table-cell>
          <table:table-cell table:style-name="ce1" table:formula="of:=(3.5*0.35*(100*10^-3))/((((PI()*(10*10^-3)^2)/4))*7.56)" office:value-type="float" office:value="206.311963267272" calcext:value-type="float">
            <text:p>206,31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68" calcext:value-type="float">
            <text:p>0,68</text:p>
          </table:table-cell>
          <table:table-cell/>
          <table:table-cell table:style-name="Default" table:number-columns-repeated="3"/>
          <table:table-cell table:number-columns-repeated="6"/>
          <table:table-cell office:value-type="string" calcext:value-type="string">
            <text:p>Měď</text:p>
          </table:table-cell>
          <table:table-cell table:style-name="ce1" table:formula="of:=(4*0.43*(100*10^-3))/((((PI()*(10*10^-3)^2)/4))*6.59)" office:value-type="float" office:value="332.317453254094" calcext:value-type="float">
            <text:p>332,32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7" calcext:value-type="float">
            <text:p>0,7</text:p>
          </table:table-cell>
          <table:table-cell/>
          <table:table-cell table:style-name="Default" table:number-columns-repeated="3"/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7" calcext:value-type="float">
            <text:p>0,77</text:p>
          </table:table-cell>
          <table:table-cell/>
          <table:table-cell table:style-name="Default" table:number-columns-repeated="3"/>
          <table:table-cell table:number-columns-repeated="9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9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7"/>
          <table:table-cell table:formula="of:=0.003/0.43" office:value-type="float" office:value="0.00697674418604651" calcext:value-type="float">
            <text:p>0,0069767442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7"/>
          <table:table-cell table:formula="of:=SQRT(2*(0.18)^2)/6.59" office:value-type="float" office:value="0.0386279880466096" calcext:value-type="float">
            <text:p>0,03862798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cs" fo:country="CZ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8">00.00.0000</text:date>, <text:time style:data-style-name="N2" text:time-value="10:22:42.680000000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2:11:43.410000000</meta:creation-date>
    <dc:date>2015-10-18T14:28:27.466000000</dc:date>
    <meta:editing-duration>PT21H9M25S</meta:editing-duration>
    <meta:editing-cycles>5</meta:editing-cycles>
    <meta:generator>LibreOffice/5.0.2.2$Windows_x86 LibreOffice_project/37b43f919e4de5eeaca9b9755ed688758a8251fe</meta:generator>
    <meta:document-statistic meta:table-count="1" meta:cell-count="139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15" chart:origin="0" chart:interval-major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inimum="0" chart:maximum="0.8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chart-properties loext:regression-name="Lineární regrese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1cm" svg:stroke-color="#ffd32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6.968cm" svg:height="9.569cm" xlink:href=".." xlink:type="simple" chart:class="chart:scatter" chart:style-name="ch1">
        <chart:legend chart:legend-position="end" svg:x="23.137cm" svg:y="4.236cm" style:legend-expansion="high" chart:style-name="ch2"/>
        <chart:plot-area chart:style-name="ch3" table:cell-range-address="List1.A3:List1.B17 List1.M2:List1.M2" chart:data-source-has-labels="both" svg:x="1.55cm" svg:y="0.191cm" svg:width="21.048cm" svg:height="8.206cm">
          <chartooo:coordinate-region svg:x="2.277cm" svg:y="0.39cm" svg:width="20.135cm" svg:height="7.36cm"/>
          <chart:axis chart:dimension="x" chart:name="primary-x" chart:style-name="ch4" chartooo:axis-type="auto">
            <chart:title svg:x="11.58cm" svg:y="8.588cm" chart:style-name="ch5">
              <text:p>Δt [°C]</text:p>
            </chart:title>
            <chart:categories table:cell-range-address="List1.A3:List1.A17"/>
            <chart:grid chart:style-name="ch6" chart:class="major"/>
          </chart:axis>
          <chart:axis chart:dimension="y" chart:name="primary-y" chart:style-name="ch7">
            <chart:title svg:x="0.451cm" svg:y="4.828cm" chart:style-name="ch8">
              <text:p>U [mV]</text:p>
            </chart:title>
            <chart:grid chart:style-name="ch6" chart:class="major"/>
          </chart:axis>
          <chart:series chart:style-name="ch9" chart:values-cell-range-address="List1.B3:List1.B17" chart:label-cell-address="List1.M2:List1.M2" chart:class="chart:scatter">
            <chart:domain table:cell-range-address="List1.A3:List1.A17"/>
            <chart:regression-curve chart:style-name="ch10">
              <chart:equation chart:display-equation="true" chart:display-r-square="false"/>
            </chart:regression-curve>
            <chart:data-point chart:repeated="1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loupec A</text:p>
              </table:table-cell>
              <table:table-cell office:value-type="string">
                <text:p>Kalibrační křivka</text:p>
                <draw:g>
                  <svg:desc>List1.M2:List1.M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List1.A3:List1.A17</svg:desc>
                </draw:g>
              </table:table-cell>
              <table:table-cell office:value-type="float" office:value="1">
                <text:p>1</text:p>
                <draw:g>
                  <svg:desc>List1.A3:List1.A17</svg:desc>
                </draw:g>
              </table:table-cell>
              <table:table-cell office:value-type="float" office:value="0.05">
                <text:p>0.05</text:p>
                <draw:g>
                  <svg:desc>List1.B3:List1.B17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0.77">
                <text:p>0.7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Windows_x86 LibreOffice_project/37b43f919e4de5eeaca9b9755ed688758a8251fe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